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0"/>
    <style:style style:name="P3" style:family="paragraph" style:parent-style-name="Preformatted_20_Text" style:list-style-name="L14"/>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5">
      <style:paragraph-properties fo:margin-top="0in" fo:margin-bottom="0in" style:contextual-spacing="false"/>
    </style:style>
    <style:style style:name="P8" style:family="paragraph" style:parent-style-name="Text_20_body" style:list-style-name="L6">
      <style:paragraph-properties fo:margin-top="0in" fo:margin-bottom="0in" style:contextual-spacing="false"/>
    </style:style>
    <style:style style:name="P9" style:family="paragraph" style:parent-style-name="Text_20_body" style:list-style-name="L7">
      <style:paragraph-properties fo:margin-top="0in" fo:margin-bottom="0in" style:contextual-spacing="false"/>
    </style:style>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paragraph-properties fo:margin-top="0in" fo:margin-bottom="0in" style:contextual-spacing="false"/>
    </style:style>
    <style:style style:name="P13" style:family="paragraph" style:parent-style-name="Text_20_body" style:list-style-name="L12"/>
    <style:style style:name="P14" style:family="paragraph" style:parent-style-name="Text_20_body" style:list-style-name="L13">
      <style:paragraph-properties fo:margin-top="0in" fo:margin-bottom="0in" style:contextual-spacing="false"/>
    </style:style>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paragraph-properties fo:margin-top="0in" fo:margin-bottom="0in" style:contextual-spacing="false"/>
    </style:style>
    <style:style style:name="P18" style:family="paragraph" style:parent-style-name="Text_20_body" style:list-style-name="L17">
      <style:paragraph-properties fo:margin-top="0in" fo:margin-bottom="0in" style:contextual-spacing="false"/>
    </style:style>
    <style:style style:name="P19" style:family="paragraph" style:parent-style-name="Text_20_body" style:list-style-name="L18">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setting-up-firewalld"/>Setting Up <text:span text:style-name="Source_5f_Text">firewalld</text:span><text:bookmark-end text:name="setting-up-firewalld"/></text:h>
      <text:h text:style-name="Heading_20_2" text:outline-level="2"><text:bookmark-start text:name="introduction"/>Introduction<text:bookmark-end text:name="introduction"/></text:h>
      <text:p text:style-name="First_20_paragraph">In the context of server administration, security hardening is paramount. One of the foundational elements of this is controlling network access to your server. This is where a firewall comes into play. Think of your server as a critical business asset, like a secure data vault. This vault has entry points (network interfaces) that need to be carefully guarded to prevent unauthorized access and potential breaches.</text:p>
      <text:p text:style-name="Text_20_body"><text:span text:style-name="Source_5f_Text">firewalld</text:span> is a robust and dynamically managed firewall service available on many Linux distributions. It provides a structured and more manageable approach to configuring your server's network security policies compared to directly manipulating lower-level tools such as <text:span text:style-name="Source_5f_Text">iptables</text:span>. While <text:span text:style-name="Source_5f_Text">iptables</text:span> operates directly on the Linux kernel's network filtering rules, <text:span text:style-name="Source_5f_Text">firewalld</text:span> offers an abstraction layer with concepts like zones and services, making rule management more intuitive and less error-prone for administrators.</text:p>
      <text:p text:style-name="Text_20_body">The importance of a properly configured firewall cannot be overstated. Without it, your server is exposed to a multitude of network-based threats. For instance, malicious actors could attempt to gain unauthorized access to sensitive data, disrupt services through denial-of-service attacks, or exploit vulnerabilities in running applications. <text:span text:style-name="Source_5f_Text">firewalld</text:span> allows you to define precise rules that dictate what types of network traffic are permitted to enter or leave your server, significantly reducing its attack surface and enhancing its overall security posture.</text:p>
      <text:h text:style-name="Heading_20_3" text:outline-level="3"><text:bookmark-start text:name="key-firewalld-concepts"/>Key <text:span text:style-name="Source_5f_Text">firewalld</text:span> Concepts<text:bookmark-end text:name="key-firewalld-concepts"/></text:h>
      <text:p text:style-name="First_20_paragraph">Understanding these concepts is fundamental to effectively managing your firewall. The three main concepts we'll cover are:</text:p>
      <text:list xml:id="list182778915" text:style-name="L9">
        <text:list-item>
          <text:p text:style-name="P10"><text:span text:style-name="T1">Zones</text:span>: Think of zones as different security levels or trust levels for your network interfaces. For example, your home network might be considered a trusted zone, while a public Wi-Fi network would be an untrusted zone. <text:span text:style-name="Source_5f_Text">firewalld</text:span> comes with several pre-defined zones, each with a default set of rules. We'll explore these in more detail later. For now, just understand that a zone dictates what traffic is allowed.</text:p>
        </text:list-item>
        <text:list-item>
          <text:p text:style-name="P10"><text:span text:style-name="T1">Services</text:span>: These are pre-defined rules for common network applications or protocols. Instead of manually specifying ports and protocols for services like SSH (for remote access) or HTTP (for web servers), <text:span text:style-name="Source_5f_Text">firewalld</text:span> provides these as easy-to-use service names. This simplifies rule creation and makes it more readable.</text:p>
        </text:list-item>
        <text:list-item>
          <text:p text:style-name="P10"><text:span text:style-name="T1">Rules</text:span>: These are the specific instructions that determine whether network traffic is allowed or blocked. Rules can be based on source/destination IP addresses, ports, protocols, and the zone the network interface belongs to. Services are essentially collections of pre-defined rules.</text:p>
        </text:list-item>
      </text:list>
      <text:p text:style-name="First_20_paragraph"><text:soft-page-break/>Let's relate this to a real-world scenario: Imagine you're setting up a web server on your Ubuntu Server. You want it to be accessible from the internet but also want to secure it. You might assign the network interface connected to the internet to the <text:span text:style-name="Source_5f_Text">public</text:span> <text:span text:style-name="T1">zone</text:span>. Then, you would <text:span text:style-name="T1">allow the</text:span> <text:span text:style-name="Source_5f_Text">http</text:span> <text:span text:style-name="T1">and</text:span> <text:span text:style-name="Source_5f_Text">https</text:span> <text:span text:style-name="T1">services</text:span> in this zone, which automatically opens the necessary ports (80 and 443 respectively) for web traffic. You would likely want to block all other incoming traffic by default in the <text:span text:style-name="Source_5f_Text">public</text:span> zone to protect your server.</text:p>
      <text:h text:style-name="Heading_20_2" text:outline-level="2"><text:bookmark-start text:name="basic-firewalld-management"/>Basic <text:span text:style-name="Source_5f_Text">firewalld</text:span> Management<text:bookmark-end text:name="basic-firewalld-management"/></text:h>
      <text:p text:style-name="First_20_paragraph">To start using <text:span text:style-name="Source_5f_Text">firewalld</text:span>, you'll need to know a few essential commands. We'll cover how to check its status and see what its current configuration looks like.</text:p>
      <text:p text:style-name="Text_20_body">Here are a couple of fundamental commands:</text:p>
      <text:list xml:id="list3183970447" text:style-name="L10">
        <text:list-item>
          <text:p text:style-name="P11"><text:span text:style-name="T1">Checking the status of</text:span> <text:span text:style-name="Source_5f_Text">firewalld</text:span>: You can use the <text:span text:style-name="Source_5f_Text">systemctl</text:span> command to check if the <text:span text:style-name="Source_5f_Text">firewalld</text:span> service is running on your server. Open your terminal and type:</text:p>
          <text:p text:style-name="P2"><text:span text:style-name="ExtensionTok">systemctl</text:span><text:span text:style-name="NormalTok"> status firewalld</text:span> </text:p>
          <text:p text:style-name="P11">This command will tell you if the service is active (running), inactive (stopped), or in a failed state. As a system administrator, you'll often use <text:span text:style-name="Source_5f_Text">systemctl</text:span> to manage various system services.</text:p>
        </text:list-item>
        <text:list-item>
          <text:p text:style-name="P11"><text:span text:style-name="T1">Checking the state of</text:span> <text:span text:style-name="Source_5f_Text">firewalld</text:span>: <text:span text:style-name="Source_5f_Text">firewalld</text:span> also has its own command-line tool, <text:span text:style-name="Source_5f_Text">firewall-cmd</text:span>, which you'll use extensively. To check the overall state of the firewall, use:</text:p>
          <text:p text:style-name="P2"><text:span text:style-name="ExtensionTok">firewall-cmd</text:span><text:span text:style-name="NormalTok"> </text:span><text:span text:style-name="AttributeTok">--state</text:span> </text:p>
          <text:p text:style-name="P11">This command should simply output "running" if <text:span text:style-name="Source_5f_Text">firewalld</text:span> is active.</text:p>
        </text:list-item>
        <text:list-item>
          <text:p text:style-name="P11"><text:span text:style-name="T1">Listing active zones</text:span>: Remember those zones we talked about? To see which zones are currently active and which network interfaces are associated with them, use:</text:p>
          <text:p text:style-name="P2"><text:span text:style-name="ExtensionTok">firewall-cmd</text:span><text:span text:style-name="NormalTok"> </text:span><text:span text:style-name="AttributeTok">--get-active-zones</text:span> </text:p>
          <text:p text:style-name="P11">This will show you a list of zones and the network interfaces (like <text:span text:style-name="Source_5f_Text">eth0</text:span> or <text:span text:style-name="Source_5f_Text">ens3</text:span>) that are currently assigned to each zone. This is useful for understanding how your network traffic is being categorized.</text:p>
        </text:list-item>
        <text:list-item>
          <text:p text:style-name="P11"><text:span text:style-name="T1">Getting the default zone</text:span>: <text:span text:style-name="Source_5f_Text">firewalld</text:span> has a default zone that new network interfaces will be assigned to automatically unless you specify otherwise. To find out what the default zone is, use:</text:p>
          <text:p text:style-name="P2"><text:span text:style-name="ExtensionTok">firewall-cmd</text:span><text:span text:style-name="NormalTok"> </text:span><text:span text:style-name="AttributeTok">--get-default-zone</text:span> </text:p>
          <text:p text:style-name="P11">Understanding the default zone is important because it dictates the initial security posture of any new network connection to your server.</text:p>
        </text:list-item>
      </text:list>
      <text:p text:style-name="First_20_paragraph">Think of these commands as your basic diagnostic tools for understanding how <text:span text:style-name="Source_5f_Text">firewalld</text:span> is currently configured and running on your server.</text:p>
      <text:h text:style-name="Heading_20_3" text:outline-level="3"><text:bookmark-start text:name="changing-the-default-zone"/><text:soft-page-break/>Changing the Default Zone<text:bookmark-end text:name="changing-the-default-zone"/></text:h>
      <text:p text:style-name="First_20_paragraph">The default zone in <text:span text:style-name="Source_5f_Text">firewalld</text:span> is like the standard security setting for any new network interface that gets added to your server. When a network interface starts up, if you haven't explicitly assigned it to a specific zone, it will automatically be placed in the default zone.</text:p>
      <text:p text:style-name="Text_20_body">To see what the current default zone is, as we learned, you use:</text:p>
      <text:p text:style-name="Preformatted_20_Text"><text:span text:style-name="ExtensionTok">firewall-cmd</text:span><text:span text:style-name="NormalTok"> </text:span><text:span text:style-name="AttributeTok">--get-default-zone</text:span> </text:p>
      <text:p text:style-name="First_20_paragraph">Let's say the output is <text:span text:style-name="Source_5f_Text">public</text:span>. This means that by default, any new network interface will have the security rules associated with the <text:span text:style-name="Source_5f_Text">public</text:span> zone applied to it. The <text:span text:style-name="Source_5f_Text">public</text:span> zone is generally intended for untrusted networks, like the internet, and has a more restrictive set of allowed traffic by default.</text:p>
      <text:p text:style-name="Text_20_body">To change the default zone, you use the following command:</text:p>
      <text:p text:style-name="Preformatted_20_Text"><text:span text:style-name="ExtensionTok">firewall-cmd</text:span><text:span text:style-name="NormalTok"> </text:span><text:span text:style-name="AttributeTok">--set-default-zone</text:span><text:span text:style-name="OperatorTok">=&lt;</text:span><text:span text:style-name="NormalTok">zone</text:span><text:span text:style-name="OperatorTok">&gt;</text:span> </text:p>
      <text:p text:style-name="First_20_paragraph">Replace <text:span text:style-name="Source_5f_Text">&lt;zone&gt;</text:span> with the name of the zone you want to set as the new default. For example, if you have a server that primarily interacts with a trusted internal network, you might want to set the default zone to <text:span text:style-name="Source_5f_Text">private</text:span>:</text:p>
      <text:p text:style-name="Preformatted_20_Text"><text:span text:style-name="ExtensionTok">firewall-cmd</text:span><text:span text:style-name="NormalTok"> </text:span><text:span text:style-name="AttributeTok">--set-default-zone</text:span><text:span text:style-name="OperatorTok">=</text:span><text:span text:style-name="NormalTok">private</text:span> </text:p>
      <text:p text:style-name="First_20_paragraph"><text:span text:style-name="T1">Important Considerations</text:span>:</text:p>
      <text:list xml:id="list3791948306" text:style-name="L11">
        <text:list-item>
          <text:p text:style-name="P12"><text:span text:style-name="T1">Implications</text:span>: Changing the default zone affects any new network interfaces that are added to your system after you run this command. It does not change the zone of any interfaces that are already active. You'll need to change those explicitly, which we'll cover in the next step.</text:p>
        </text:list-item>
        <text:list-item>
          <text:p text:style-name="P12"><text:span text:style-name="T1">Common Zones</text:span>: You'll often encounter zones like <text:span text:style-name="Source_5f_Text">public</text:span>, <text:span text:style-name="Source_5f_Text">private</text:span>, and <text:span text:style-name="Source_5f_Text">dmz</text:span> (Demilitarized Zone - often used for servers exposed to the internet but isolated from the internal network). We'll discuss these zones in more detail in the next step as well.</text:p>
        </text:list-item>
        <text:list-item>
          <text:p text:style-name="P12"><text:span text:style-name="T1">Persistence</text:span>: Like many <text:span text:style-name="Source_5f_Text">firewall-cmd</text:span> operations, this change is usually runtime only. To make it permanent across reboots, you'll typically need to add the <text:span text:style-name="Source_5f_Text">--permanent</text:span> flag to the command. However, for setting the default zone, the change usually persists.</text:p>
        </text:list-item>
      </text:list>
      <text:p text:style-name="First_20_paragraph">Think of setting the default zone as choosing the standard security posture for any new network connection to your server. Choosing the right default zone depends on the primary role and network environment of your server.</text:p>
      <text:h text:style-name="Heading_20_2" text:outline-level="2"><text:bookmark-start text:name="working-with-zones"/>Working with Zones<text:bookmark-end text:name="working-with-zones"/></text:h>
      <text:p text:style-name="First_20_paragraph">As we touched upon earlier, zones are a core concept in <text:span text:style-name="Source_5f_Text">firewalld</text:span>. They represent different levels of trust in the networks your server is connected to. <text:span text:style-name="Source_5f_Text">firewalld</text:span> comes with several pre-defined zones, each with its own default rules regarding what traffic is allowed. Understanding these zones is crucial for applying the right security policies to your network interfaces.</text:p>
      <text:p text:style-name="Text_20_body">Here are some of the most common pre-defined zones in firewalld:</text:p>
      <text:list xml:id="list242956659" text:style-name="L12">
        <text:list-item>
          <text:p text:style-name="P13"><text:span text:style-name="Source_5f_Text">public</text:span>: This zone is intended for untrusted public networks, like the internet. By default, <text:soft-page-break/>it's very restrictive, typically only allowing explicitly defined incoming connections. This is the zone you'd usually assign to your server's internet-facing network interface.</text:p>
        </text:list-item>
        <text:list-item>
          <text:p text:style-name="P13"><text:span text:style-name="Source_5f_Text">private</text:span>: This zone is for trusted private networks, such as your home or internal office network. It generally allows more incoming connections from other devices on the same network.</text:p>
        </text:list-item>
        <text:list-item>
          <text:p text:style-name="P13"><text:span text:style-name="Source_5f_Text">dmz</text:span> <text:span text:style-name="T1">(Demilitarized Zone)</text:span>: This is used for servers that are exposed to the internet but need to be isolated from your internal network. It typically allows only specific incoming services.</text:p>
        </text:list-item>
        <text:list-item>
          <text:p text:style-name="P13"><text:span text:style-name="Source_5f_Text">trusted</text:span>: This zone allows all network traffic. You would typically only use this for highly trusted networks, and you should be very cautious when assigning an interface to this zone.</text:p>
        </text:list-item>
        <text:list-item>
          <text:p text:style-name="P13"><text:span text:style-name="Source_5f_Text">block</text:span>: Any incoming connections are rejected with an <text:span text:style-name="Source_5f_Text">icmp-host-prohibited</text:span> message for IPv4 and <text:span text:style-name="Source_5f_Text">icmp6-adm-prohibited</text:span> for IPv6. Only outgoing connections are allowed.</text:p>
        </text:list-item>
        <text:list-item>
          <text:p text:style-name="P13"><text:span text:style-name="Source_5f_Text">drop</text:span>: All incoming connections are silently dropped without any response. Only outgoing connections are allowed. This is the most restrictive zone.</text:p>
        </text:list-item>
      </text:list>
      <text:p text:style-name="First_20_paragraph">Think of these zones like security profiles you can apply to your network interfaces. For example, if your server has one network card connected to the internet and another connected to your internal network, you would likely assign the internet-facing interface to the <text:span text:style-name="Source_5f_Text">public</text:span> zone and the internal interface to the <text:span text:style-name="Source_5f_Text">private</text:span> zone. This allows different security rules to be applied to each network based on its trust level.</text:p>
      <text:h text:style-name="Heading_20_3" text:outline-level="3"><text:bookmark-start text:name="assign-network-interfaces-to-specific-zones"/>Assign Network Interfaces to Specific Zones<text:bookmark-end text:name="assign-network-interfaces-to-specific-zones"/></text:h>
      <text:p text:style-name="First_20_paragraph">Your server might have multiple network interfaces, each connecting to a different network. For example, you might have <text:span text:style-name="Source_5f_Text">eth0</text:span> connected to the internet and <text:span text:style-name="Source_5f_Text">eth1</text:span> connected to your internal network. It's crucial to assign the appropriate zone to each interface to enforce the correct security policies. You wouldn't want your internal network interface to have the same wide-open rules as an internet-facing interface!</text:p>
      <text:p text:style-name="Text_20_body">To assign a network interface to a specific zone, you use the <text:span text:style-name="Source_5f_Text">firewall-cmd</text:span> command with the <text:span text:style-name="Source_5f_Text">--change-interface</text:span> option. Here's the basic syntax:</text:p>
      <text:p text:style-name="Preformatted_20_Text"><text:span text:style-name="ExtensionTok">firewall-cmd</text:span><text:span text:style-name="NormalTok"> </text:span><text:span text:style-name="AttributeTok">--zone</text:span><text:span text:style-name="OperatorTok">=&lt;</text:span><text:span text:style-name="NormalTok">zone</text:span><text:span text:style-name="OperatorTok">&gt;</text:span><text:span text:style-name="NormalTok"> --change-interface=</text:span><text:span text:style-name="OperatorTok">&lt;</text:span><text:span text:style-name="NormalTok">interface</text:span><text:span text:style-name="OperatorTok">&gt;</text:span> </text:p>
      <text:p text:style-name="First_20_paragraph">Replace <text:span text:style-name="Source_5f_Text">&lt;zone&gt;</text:span> with the name of the zone you want to assign (e.g., <text:span text:style-name="Source_5f_Text">public</text:span>, <text:span text:style-name="Source_5f_Text">private</text:span>) and <text:span text:style-name="Source_5f_Text">&lt;interface&gt;</text:span> with the name of the network interface (e.g., <text:span text:style-name="Source_5f_Text">eth0</text:span>, <text:span text:style-name="Source_5f_Text">ens3</text:span>).</text:p>
      <text:p text:style-name="Text_20_body"><text:span text:style-name="T1">Important</text:span>: This command, by default, only makes the change in the current runtime. This means that if you reboot your server, the changes will be lost. To make the assignment permanent across reboots, you need to add the <text:span text:style-name="Source_5f_Text">--permanent</text:span> flag:</text:p>
      <text:p text:style-name="Preformatted_20_Text"><text:span text:style-name="ExtensionTok">firewall-cmd</text:span><text:span text:style-name="NormalTok"> </text:span><text:span text:style-name="AttributeTok">--zone</text:span><text:span text:style-name="OperatorTok">=&lt;</text:span><text:span text:style-name="NormalTok">zone</text:span><text:span text:style-name="OperatorTok">&gt;</text:span><text:span text:style-name="NormalTok"> --change-interface=</text:span><text:span text:style-name="OperatorTok">&lt;</text:span><text:span text:style-name="NormalTok">interface</text:span><text:span text:style-name="OperatorTok">&gt;</text:span><text:span text:style-name="NormalTok"> --permanent</text:span> </text:p>
      <text:p text:style-name="First_20_paragraph">After making permanent changes, you need to reload the firewalld configuration for them to take <text:soft-page-break/>effect in the running firewall:</text:p>
      <text:p text:style-name="Preformatted_20_Text"><text:span text:style-name="ExtensionTok">firewall-cmd</text:span><text:span text:style-name="NormalTok"> </text:span><text:span text:style-name="AttributeTok">--reload</text:span> </text:p>
      <text:p text:style-name="First_20_paragraph">Let's look at an example. Suppose you want to assign your internet-facing network interface, <text:span text:style-name="Source_5f_Text">eth0</text:span>, to the <text:span text:style-name="Source_5f_Text">public</text:span> zone permanently. You would use these commands:</text:p>
      <text:p text:style-name="Preformatted_20_Text"><text:span text:style-name="ExtensionTok">firewall-cmd</text:span><text:span text:style-name="NormalTok"> </text:span><text:span text:style-name="AttributeTok">--zone</text:span><text:span text:style-name="OperatorTok">=</text:span><text:span text:style-name="NormalTok">public </text:span><text:span text:style-name="AttributeTok">--change-interface</text:span><text:span text:style-name="OperatorTok">=</text:span><text:span text:style-name="NormalTok">eth0 </text:span><text:span text:style-name="AttributeTok">--permanent</text:span> </text:p>
      <text:p text:style-name="Preformatted_20_Text"><text:span text:style-name="ExtensionTok">firewall-cmd</text:span><text:span text:style-name="NormalTok"> </text:span><text:span text:style-name="AttributeTok">--reload</text:span> </text:p>
      <text:p text:style-name="First_20_paragraph">Similarly, if you wanted to assign your internal network interface, <text:span text:style-name="Source_5f_Text">eth1</text:span>, to the <text:span text:style-name="Source_5f_Text">private</text:span> zone permanently:</text:p>
      <text:p text:style-name="Preformatted_20_Text"><text:span text:style-name="ExtensionTok">firewall-cmd</text:span><text:span text:style-name="NormalTok"> </text:span><text:span text:style-name="AttributeTok">--zone</text:span><text:span text:style-name="OperatorTok">=</text:span><text:span text:style-name="NormalTok">private </text:span><text:span text:style-name="AttributeTok">--change-interface</text:span><text:span text:style-name="OperatorTok">=</text:span><text:span text:style-name="NormalTok">eth1 </text:span><text:span text:style-name="AttributeTok">--permanent</text:span> </text:p>
      <text:p text:style-name="Preformatted_20_Text"><text:span text:style-name="ExtensionTok">firewall-cmd</text:span><text:span text:style-name="NormalTok"> </text:span><text:span text:style-name="AttributeTok">--reload</text:span> </text:p>
      <text:p text:style-name="First_20_paragraph">Think of this as putting different security guards at different doors of your server, depending on who you expect to be coming through that door. Assigning the correct zone to each interface is a fundamental step in network segmentation, which is a key security practice to limit the impact of a potential security breach.</text:p>
      <text:h text:style-name="Heading_20_2" text:outline-level="2"><text:bookmark-start text:name="managing-services"/>Managing Services<text:bookmark-end text:name="managing-services"/></text:h>
      <text:p text:style-name="First_20_paragraph">One of the really convenient features of <text:span text:style-name="Source_5f_Text">firewalld</text:span> is its concept of pre-defined <text:span text:style-name="T1">services</text:span>. These are essentially bundles of rules that define the necessary ports and protocols for common network applications. Instead of having to remember and manually configure the specific port and protocol for, say, an SSH server, <text:span text:style-name="Source_5f_Text">firewalld</text:span> provides a ready-made "ssh" service.</text:p>
      <text:p text:style-name="Text_20_body">To see a list of all the <text:span text:style-name="Source_5f_Text">pre-defined</text:span> services that firewalld knows about, you can use the following command:</text:p>
      <text:p text:style-name="Preformatted_20_Text"><text:span text:style-name="ExtensionTok">firewall-cmd</text:span><text:span text:style-name="NormalTok"> </text:span><text:span text:style-name="AttributeTok">--get-services</text:span> </text:p>
      <text:p text:style-name="First_20_paragraph">This will give you a long list of service names. Some common ones you might recognize include:</text:p>
      <text:list xml:id="list313080136" text:style-name="L13">
        <text:list-item>
          <text:p text:style-name="P14"><text:span text:style-name="Source_5f_Text">ssh</text:span>: For secure remote access using SSH (usually on TCP port 22).</text:p>
        </text:list-item>
        <text:list-item>
          <text:p text:style-name="P14"><text:span text:style-name="Source_5f_Text">http</text:span>: For standard web traffic (usually on TCP port 80).</text:p>
        </text:list-item>
        <text:list-item>
          <text:p text:style-name="P14"><text:span text:style-name="Source_5f_Text">https</text:span>: For secure web traffic using SSL/TLS (usually on TCP port 443).</text:p>
        </text:list-item>
        <text:list-item>
          <text:p text:style-name="P14"><text:span text:style-name="Source_5f_Text">smtp</text:span>: For sending email (usually on TCP port 25).</text:p>
        </text:list-item>
        <text:list-item>
          <text:p text:style-name="P14"><text:span text:style-name="Source_5f_Text">dns</text:span>: For DNS name resolution (usually on UDP port 53).</text:p>
        </text:list-item>
      </text:list>
      <text:p text:style-name="First_20_paragraph">Using these services simplifies firewall configuration. Instead of remembering that SSH uses TCP port 22, you can just allow the <text:span text:style-name="Source_5f_Text">ssh</text:span> service in a specific zone. <text:span text:style-name="Source_5f_Text">firewalld</text:span> will then automatically handle the underlying port and protocol rules for you in that zone.</text:p>
      <text:p text:style-name="Text_20_body">Think of these services as shortcuts for common applications. Instead of writing out the full address and room number every time you want to allow someone into your server's "room" (port), you can just say "let in anyone who's here for the 'SSH service'."</text:p>
      <text:h text:style-name="Heading_20_3" text:outline-level="3"><text:bookmark-start text:name="allowing-specific-services-in-a-zone"/>Allowing Specific Services in a Zone<text:bookmark-end text:name="allowing-specific-services-in-a-zone"/></text:h>
      <text:p text:style-name="First_20_paragraph">To allow a specific service in a particular zone, you use the <text:span text:style-name="Source_5f_Text">firewall-cmd</text:span> command with the <text:span text:style-name="Source_5f_Text">--</text:span><text:soft-page-break/><text:span text:style-name="Source_5f_Text">add-service</text:span> option. Here's the syntax:</text:p>
      <text:p text:style-name="Preformatted_20_Text"><text:span text:style-name="ExtensionTok">firewall-cmd</text:span><text:span text:style-name="NormalTok"> </text:span><text:span text:style-name="AttributeTok">--zone</text:span><text:span text:style-name="OperatorTok">=&lt;</text:span><text:span text:style-name="NormalTok">zone</text:span><text:span text:style-name="OperatorTok">&gt;</text:span><text:span text:style-name="NormalTok"> --add-service=</text:span><text:span text:style-name="OperatorTok">&lt;</text:span><text:span text:style-name="NormalTok">service</text:span><text:span text:style-name="OperatorTok">&gt;</text:span> </text:p>
      <text:p text:style-name="First_20_paragraph">Replace <text:span text:style-name="Source_5f_Text">&lt;zone&gt;</text:span> with the name of the zone where you want to allow the service (e.g., <text:span text:style-name="Source_5f_Text">public</text:span>, <text:span text:style-name="Source_5f_Text">private</text:span>) and <text:span text:style-name="Source_5f_Text">&lt;service&gt;</text:span> with the name of the service you want to enable (e.g., <text:span text:style-name="Source_5f_Text">ssh</text:span>, <text:span text:style-name="Source_5f_Text">http</text:span>).</text:p>
      <text:p text:style-name="Text_20_body">Just like with assigning interfaces to zones, this command only applies to the current runtime by default. To make the rule permanent across reboots, you need to add the <text:span text:style-name="Source_5f_Text">--permanent</text:span> flag:</text:p>
      <text:p text:style-name="Preformatted_20_Text"><text:span text:style-name="ExtensionTok">firewall-cmd</text:span><text:span text:style-name="NormalTok"> </text:span><text:span text:style-name="AttributeTok">--zone</text:span><text:span text:style-name="OperatorTok">=&lt;</text:span><text:span text:style-name="NormalTok">zone</text:span><text:span text:style-name="OperatorTok">&gt;</text:span><text:span text:style-name="NormalTok"> --add-service=</text:span><text:span text:style-name="OperatorTok">&lt;</text:span><text:span text:style-name="NormalTok">service</text:span><text:span text:style-name="OperatorTok">&gt;</text:span><text:span text:style-name="NormalTok"> --permanent</text:span> </text:p>
      <text:p text:style-name="First_20_paragraph">And again, after making permanent changes, you need to reload the <text:span text:style-name="Source_5f_Text">firewalld</text:span> configuration:</text:p>
      <text:p text:style-name="Preformatted_20_Text"><text:span text:style-name="ExtensionTok">firewall-cmd</text:span><text:span text:style-name="NormalTok"> </text:span><text:span text:style-name="AttributeTok">--reload</text:span> </text:p>
      <text:p text:style-name="First_20_paragraph">Let's consider our web server example again. Your server's internet-facing interface (<text:span text:style-name="Source_5f_Text">eth0</text:span>) is in the <text:span text:style-name="Source_5f_Text">public</text:span> zone. To allow web traffic (both standard HTTP on port 80 and secure HTTPS on port 443), you would enable the <text:span text:style-name="Source_5f_Text">http</text:span> and <text:span text:style-name="Source_5f_Text">https</text:span> services in the public zone like this:</text:p>
      <text:p text:style-name="Preformatted_20_Text">firewall-cmd --zone=public --add-service=http --permanent</text:p>
      <text:p text:style-name="Preformatted_20_Text">firewall-cmd --zone=public --add-service=https --permanent</text:p>
      <text:p text:style-name="Preformatted_20_Text">firewall-cmd --reload</text:p>
      <text:p text:style-name="First_20_paragraph">Similarly, if you need to allow SSH access to your server (which is crucial for remote administration), you would typically allow the <text:span text:style-name="Source_5f_Text">ssh</text:span> service in the appropriate zone. If you're accessing it from your trusted internal network (which might be assigned to the <text:span text:style-name="Source_5f_Text">private</text:span> zone), you would do:</text:p>
      <text:p text:style-name="Preformatted_20_Text"><text:span text:style-name="ExtensionTok">firewall-cmd</text:span><text:span text:style-name="NormalTok"> </text:span><text:span text:style-name="AttributeTok">--zone</text:span><text:span text:style-name="OperatorTok">=</text:span><text:span text:style-name="NormalTok">private </text:span><text:span text:style-name="AttributeTok">--add-service</text:span><text:span text:style-name="OperatorTok">=</text:span><text:span text:style-name="NormalTok">ssh </text:span><text:span text:style-name="AttributeTok">--permanent</text:span> </text:p>
      <text:p text:style-name="Preformatted_20_Text"><text:span text:style-name="ExtensionTok">firewall-cmd</text:span><text:span text:style-name="NormalTok"> </text:span><text:span text:style-name="AttributeTok">--reload</text:span> </text:p>
      <text:p text:style-name="First_20_paragraph"><text:span text:style-name="T1">Security Implications</text:span>: It's crucial to only enable the services that are absolutely necessary for your server's function. Allowing unnecessary services opens up potential attack vectors. For example, if your server doesn't host email, you should not enable the <text:span text:style-name="Source_5f_Text">smtp</text:span> service. This principle of only allowing what is needed is a fundamental aspect of security hardening.</text:p>
      <text:h text:style-name="Heading_20_2" text:outline-level="2"><text:bookmark-start text:name="working-with-ports-and-protocols"/>Working with Ports and Protocols<text:bookmark-end text:name="working-with-ports-and-protocols"/></text:h>
      <text:p text:style-name="First_20_paragraph">Sometimes, the pre-defined services in <text:span text:style-name="Source_5f_Text">firewalld</text:span> might not cover all your needs. You might have a custom application running on a specific port or need to allow a protocol that isn't associated with a standard service. In these cases, you can directly specify the port and protocol you want to allow in a particular zone.</text:p>
      <text:p text:style-name="Text_20_body">To allow traffic on a specific port and protocol, you use the <text:span text:style-name="Source_5f_Text">--add-port</text:span> option with the <text:span text:style-name="Source_5f_Text">firewall-cmd</text:span> command. The syntax is as follows:</text:p>
      <text:p text:style-name="Preformatted_20_Text"><text:span text:style-name="ExtensionTok">firewall-cmd</text:span><text:span text:style-name="NormalTok"> </text:span><text:span text:style-name="AttributeTok">--zone</text:span><text:span text:style-name="OperatorTok">=&lt;</text:span><text:span text:style-name="NormalTok">zone</text:span><text:span text:style-name="OperatorTok">&gt;</text:span><text:span text:style-name="NormalTok"> --add-port=</text:span><text:span text:style-name="OperatorTok">&lt;</text:span><text:span text:style-name="NormalTok">port</text:span><text:span text:style-name="OperatorTok">&gt;</text:span><text:span text:style-name="NormalTok">/</text:span><text:span text:style-name="OperatorTok">&lt;</text:span><text:span text:style-name="NormalTok">protocol</text:span><text:span text:style-name="OperatorTok">&gt;</text:span> </text:p>
      <text:p text:style-name="First_20_paragraph">Replace <text:span text:style-name="Source_5f_Text">&lt;zone&gt;</text:span> with the zone where you want to allow the traffic, <text:span text:style-name="Source_5f_Text">&lt;port&gt;</text:span> with the port number, and <text:span text:style-name="Source_5f_Text">&lt;protocol&gt;</text:span> with either <text:span text:style-name="Source_5f_Text">tcp</text:span> or <text:span text:style-name="Source_5f_Text">udp</text:span>.</text:p>
      <text:p text:style-name="Text_20_body">Again, remember to add the <text:span text:style-name="Source_5f_Text">--permanent</text:span> flag to make the rule persistent across reboots and then reload <text:span text:style-name="Source_5f_Text">firewalld</text:span>:</text:p>
      <text:p text:style-name="Preformatted_20_Text"><text:span text:style-name="ExtensionTok">firewall-cmd</text:span><text:span text:style-name="NormalTok"> </text:span><text:span text:style-name="AttributeTok">--zone</text:span><text:span text:style-name="OperatorTok">=&lt;</text:span><text:span text:style-name="NormalTok">zone</text:span><text:span text:style-name="OperatorTok">&gt;</text:span><text:span text:style-name="NormalTok"> --add-port=</text:span><text:span text:style-name="OperatorTok">&lt;</text:span><text:span text:style-name="NormalTok">port</text:span><text:span text:style-name="OperatorTok">&gt;</text:span><text:span text:style-name="NormalTok">/</text:span><text:span text:style-name="OperatorTok">&lt;</text:span><text:span text:style-name="NormalTok">protocol</text:span><text:span text:style-name="OperatorTok">&gt;</text:span><text:span text:style-name="NormalTok"> --permanent</text:span> </text:p>
      <text:p text:style-name="Preformatted_20_Text"><text:soft-page-break/><text:span text:style-name="ExtensionTok">firewall-cmd</text:span><text:span text:style-name="NormalTok"> </text:span><text:span text:style-name="AttributeTok">--reload</text:span> </text:p>
      <text:p text:style-name="First_20_paragraph">Here are a few common examples:</text:p>
      <text:list xml:id="list2936231582" text:style-name="L14">
        <text:list-item>
          <text:p text:style-name="P15">To allow standard HTTP traffic (port 80) using the TCP protocol in the <text:span text:style-name="Source_5f_Text">public</text:span> zone:</text:p>
          <text:p text:style-name="P3"><text:span text:style-name="ExtensionTok">firewall-cmd</text:span><text:span text:style-name="NormalTok"> </text:span><text:span text:style-name="AttributeTok">--zone</text:span><text:span text:style-name="OperatorTok">=</text:span><text:span text:style-name="NormalTok">public </text:span><text:span text:style-name="AttributeTok">--add-port</text:span><text:span text:style-name="OperatorTok">=</text:span><text:span text:style-name="NormalTok">80/tcp </text:span><text:span text:style-name="AttributeTok">--permanent</text:span> </text:p>
          <text:p text:style-name="P3"><text:span text:style-name="ExtensionTok">firewall-cmd</text:span><text:span text:style-name="NormalTok"> </text:span><text:span text:style-name="AttributeTok">--reload</text:span> </text:p>
        </text:list-item>
        <text:list-item>
          <text:p text:style-name="P15">To allow secure HTTPS traffic (port 443) using the TCP protocol in the <text:span text:style-name="Source_5f_Text">public</text:span> zone:</text:p>
          <text:p text:style-name="P3"><text:span text:style-name="ExtensionTok">firewall-cmd</text:span><text:span text:style-name="NormalTok"> </text:span><text:span text:style-name="AttributeTok">--zone</text:span><text:span text:style-name="OperatorTok">=</text:span><text:span text:style-name="NormalTok">public </text:span><text:span text:style-name="AttributeTok">--add-port</text:span><text:span text:style-name="OperatorTok">=</text:span><text:span text:style-name="NormalTok">443/tcp </text:span><text:span text:style-name="AttributeTok">--permanent</text:span> </text:p>
          <text:p text:style-name="P3"><text:span text:style-name="ExtensionTok">firewall-cmd</text:span><text:span text:style-name="NormalTok"> </text:span><text:span text:style-name="AttributeTok">--reload</text:span> </text:p>
        </text:list-item>
        <text:list-item>
          <text:p text:style-name="P15">To allow a custom application running on UDP port 12345 in the <text:span text:style-name="Source_5f_Text">private</text:span> zone:</text:p>
          <text:p text:style-name="P3"><text:span text:style-name="ExtensionTok">firewall-cmd</text:span><text:span text:style-name="NormalTok"> </text:span><text:span text:style-name="AttributeTok">--zone</text:span><text:span text:style-name="OperatorTok">=</text:span><text:span text:style-name="NormalTok">private </text:span><text:span text:style-name="AttributeTok">--add-port</text:span><text:span text:style-name="OperatorTok">=</text:span><text:span text:style-name="NormalTok">12345/udp </text:span><text:span text:style-name="AttributeTok">--permanent</text:span> </text:p>
          <text:p text:style-name="P3"><text:span text:style-name="ExtensionTok">firewall-cmd</text:span><text:span text:style-name="NormalTok"> </text:span><text:span text:style-name="AttributeTok">--reload</text:span> </text:p>
        </text:list-item>
      </text:list>
      <text:p text:style-name="First_20_paragraph">Think of this as opening a specific numbered door (<text:span text:style-name="Source_5f_Text">port</text:span>) and specifying who is allowed to use that door (<text:span text:style-name="Source_5f_Text">protocol</text:span> - either the "TCP people" or the "UDP people"). This gives you very granular control over the network traffic allowed to your server.</text:p>
      <text:h text:style-name="Heading_20_3" text:outline-level="3"><text:bookmark-start text:name="tcp-and-udp-protocols"/>TCP and UDP Protocols<text:bookmark-end text:name="tcp-and-udp-protocols"/></text:h>
      <text:p text:style-name="First_20_paragraph">Understanding the difference between TCP and UDP is important when configuring firewall rules at the port level. They are the two most common transport layer protocols used on the internet.</text:p>
      <text:p text:style-name="Text_20_body">Think of them like two different ways of sending packages:</text:p>
      <text:list xml:id="list838881400" text:style-name="L15">
        <text:list-item>
          <text:p text:style-name="P16"><text:span text:style-name="T1">TCP (Transmission Control Protocol)</text:span>: Imagine sending a registered letter. With TCP:</text:p>
          <text:list text:style-name="L16">
            <text:list-item>
              <text:p text:style-name="P17">A connection is established between the sender and receiver before any data is sent (like saying "Hello, are you ready to receive?").</text:p>
            </text:list-item>
            <text:list-item>
              <text:p text:style-name="P17">Data is broken down into packets, and each packet is numbered.</text:p>
            </text:list-item>
            <text:list-item>
              <text:p text:style-name="P17">The receiver acknowledges the receipt of each packet.</text:p>
            </text:list-item>
            <text:list-item>
              <text:p text:style-name="P17">If a packet is lost or arrives out of order, it is retransmitted and reassembled correctly.</text:p>
            </text:list-item>
            <text:list-item>
              <text:p text:style-name="P17">This makes TCP reliable and ensures that all data arrives in the correct order.</text:p>
            </text:list-item>
            <text:list-item>
              <text:p text:style-name="P17">Common uses: Web browsing (HTTP/HTTPS), email (SMTP, POP3, IMAP), file transfer (FTP, SFTP), and secure shell (SSH). These applications require reliable data transmission.</text:p>
            </text:list-item>
          </text:list>
        </text:list-item>
        <text:list-item>
          <text:p text:style-name="P16"><text:span text:style-name="T1">UDP (User Datagram Protocol)</text:span>: Imagine sending postcards. With UDP:</text:p>
          <text:list text:style-name="L17">
            <text:list-item>
              <text:p text:style-name="P18">No connection is established beforehand.</text:p>
            </text:list-item>
            <text:list-item>
              <text:p text:style-name="P18">Data is sent in packets (datagrams) without numbering or guarantees of delivery.</text:p>
            </text:list-item>
            <text:list-item>
              <text:p text:style-name="P18">The sender doesn't know if the packets arrived, and the receiver doesn't acknowledge them.</text:p>
            </text:list-item>
            <text:list-item>
              <text:p text:style-name="P18">If packets are lost or arrive out of order, there's no mechanism for retransmission or reordering at the UDP level.</text:p>
            </text:list-item>
            <text:list-item>
              <text:p text:style-name="P18">This makes UDP faster and more efficient for applications where occasional data loss is acceptable or where low latency is critical.</text:p>
            </text:list-item>
            <text:list-item>
              <text:p text:style-name="P18"><text:soft-page-break/><text:span text:style-name="T1">Common uses</text:span>: Online gaming, streaming video and audio, Voice over IP (VoIP), and DNS lookups. These applications often prioritize speed and real-time data over guaranteed delivery of every single packet.</text:p>
            </text:list-item>
          </text:list>
        </text:list-item>
      </text:list>
      <text:p text:style-name="First_20_paragraph">When configuring firewall rules, you need to know which protocol your application or service uses. For example, web servers primarily use TCP on ports 80 and 443 because reliable delivery of web pages is essential. DNS, on the other hand, often uses UDP on port 53 because quick lookups are important, and lost packets can be easily retransmitted by the application if needed. SSH uses TCP on port 22 because a reliable connection is crucial for secure remote access.</text:p>
      <text:h text:style-name="Heading_20_2" text:outline-level="2"><text:bookmark-start text:name="advanced-rules-and-concepts-optional"/>Advanced Rules and Concepts (Optional)<text:bookmark-end text:name="advanced-rules-and-concepts-optional"/></text:h>
      <text:p text:style-name="First_20_paragraph">So far, we've been allowing traffic based on zones, services, and ports. <text:span text:style-name="Source_5f_Text">firewalld</text:span> also allows you to create much more specific rules using what are called "rich rules." These rules let you define criteria based on source or destination IP addresses, network ranges, MAC addresses, and more.</text:p>
      <text:p text:style-name="Text_20_body">Think of basic rules as saying "anyone can come to this door if they are here for the 'web service'." Rich rules are like saying "only people with this specific ID card (IP address) can come to this door, and only if they are here for the 'web service' during these specific hours."</text:p>
      <text:p text:style-name="Text_20_body">Here's a simplified example of how you might add a rich rule to allow TCP traffic on port 80 only from the IP address <text:span text:style-name="Source_5f_Text">192.168.1.100</text:span> in the <text:span text:style-name="Source_5f_Text">public</text:span> zone (remember to use <text:span text:style-name="Source_5f_Text">--permanent</text:span> and <text:span text:style-name="Source_5f_Text">--reload</text:span> to make it persistent):</text:p>
      <text:p text:style-name="Preformatted_20_Text"><text:span text:style-name="ExtensionTok">firewall-cmd</text:span><text:span text:style-name="NormalTok"> </text:span><text:span text:style-name="AttributeTok">--zone</text:span><text:span text:style-name="OperatorTok">=</text:span><text:span text:style-name="NormalTok">public </text:span><text:span text:style-name="AttributeTok">--add-rich-rule</text:span><text:span text:style-name="OperatorTok">=</text:span><text:span text:style-name="StringTok">'rule family="ipv4" source address="192.168.1.100" port protocol=tcp port=80 accept'</text:span><text:span text:style-name="NormalTok"> </text:span><text:span text:style-name="AttributeTok">--permanent</text:span> </text:p>
      <text:p text:style-name="Preformatted_20_Text"><text:span text:style-name="ExtensionTok">firewall-cmd</text:span><text:span text:style-name="NormalTok"> </text:span><text:span text:style-name="AttributeTok">--reload</text:span> </text:p>
      <text:p text:style-name="First_20_paragraph">This rule is much more specific than simply allowing the <text:span text:style-name="Source_5f_Text">http</text:span> service in the <text:span text:style-name="Source_5f_Text">public</text:span> zone. Rich rules provide a powerful way to fine-tune your firewall policies for very specific security requirements.</text:p>
      <text:p text:style-name="Text_20_body">While we won't go into all the details of rich rule syntax right now, it's good to be aware that this capability exists for more advanced scenarios where you need very granular control over network access based on various criteria.</text:p>
      <text:h text:style-name="Heading_20_3" text:outline-level="3"><text:bookmark-start text:name="icmp-blocking"/>ICMP Blocking<text:bookmark-end text:name="icmp-blocking"/></text:h>
      <text:p text:style-name="First_20_paragraph"><text:span text:style-name="T1">ICMP (Internet Control Message Protocol)</text:span> is used for various network diagnostic and control purposes. Common ICMP messages include "ping" requests (echo requests) and responses (echo replies), as well as error messages like "destination unreachable."</text:p>
      <text:p text:style-name="Text_20_body">While ICMP can be useful for network troubleshooting, allowing all ICMP traffic can sometimes pose a security risk. For example, attackers might use ICMP echo requests (pings) to discover active hosts on your network (a process called "ping sweeping"). They might also exploit other types of ICMP messages for denial-of-service attacks or to gather information about your network infrastructure.</text:p>
      <text:p text:style-name="Text_20_body"><text:soft-page-break/>Because of these potential risks, some system administrators choose to block certain types of ICMP traffic on their servers, especially on internet-facing interfaces. However, it's important to be cautious when blocking ICMP entirely, as some legitimate network functions rely on it. For instance, Path MTU Discovery, a process that determines the optimal packet size for a network path, uses ICMP messages. Blocking necessary ICMP types can sometimes lead to connectivity issues.</text:p>
      <text:p text:style-name="Text_20_body"><text:span text:style-name="T1">How to block ICMP using</text:span> <text:span text:style-name="Source_5f_Text">firewalld</text:span>:</text:p>
      <text:p text:style-name="Text_20_body">You can use rich rules to block specific ICMP types or all ICMP traffic in a particular zone. For example, to block all incoming ICMP echo requests (pings) in the <text:span text:style-name="Source_5f_Text">public</text:span> zone permanently, you could use a rich rule like this:</text:p>
      <text:p text:style-name="Preformatted_20_Text"><text:span text:style-name="ExtensionTok">firewall-cmd</text:span><text:span text:style-name="NormalTok"> </text:span><text:span text:style-name="AttributeTok">--zone</text:span><text:span text:style-name="OperatorTok">=</text:span><text:span text:style-name="NormalTok">public </text:span><text:span text:style-name="AttributeTok">--add-rich-rule</text:span><text:span text:style-name="OperatorTok">=</text:span><text:span text:style-name="StringTok">'rule family="ipv4" protocol=icmp type=echo-request drop'</text:span><text:span text:style-name="NormalTok"> </text:span><text:span text:style-name="AttributeTok">--permanent</text:span> </text:p>
      <text:p text:style-name="Preformatted_20_Text"><text:span text:style-name="ExtensionTok">firewall-cmd</text:span><text:span text:style-name="NormalTok"> </text:span><text:span text:style-name="AttributeTok">--reload</text:span> </text:p>
      <text:p text:style-name="First_20_paragraph">To block all incoming ICMP traffic in the <text:span text:style-name="Source_5f_Text">public</text:span> zone, you could use:</text:p>
      <text:p text:style-name="Preformatted_20_Text"><text:span text:style-name="ExtensionTok">firewall-cmd</text:span><text:span text:style-name="NormalTok"> </text:span><text:span text:style-name="AttributeTok">--zone</text:span><text:span text:style-name="OperatorTok">=</text:span><text:span text:style-name="NormalTok">public </text:span><text:span text:style-name="AttributeTok">--add-rich-rule</text:span><text:span text:style-name="OperatorTok">=</text:span><text:span text:style-name="StringTok">'rule family="ipv4" protocol=icmp drop'</text:span><text:span text:style-name="NormalTok"> </text:span><text:span text:style-name="AttributeTok">--permanent</text:span> </text:p>
      <text:p text:style-name="Preformatted_20_Text"><text:span text:style-name="ExtensionTok">firewall-cmd</text:span><text:span text:style-name="NormalTok"> </text:span><text:span text:style-name="AttributeTok">--reload</text:span> </text:p>
      <text:p text:style-name="First_20_paragraph"><text:span text:style-name="T1">Important Considerations</text:span>:</text:p>
      <text:list xml:id="list511025552" text:style-name="L18">
        <text:list-item>
          <text:p text:style-name="P19"><text:span text:style-name="T1">Think carefully before blocking ICMP</text:span>. Ensure that blocking specific types won't negatively impact legitimate network communication.</text:p>
        </text:list-item>
        <text:list-item>
          <text:p text:style-name="P19"><text:span text:style-name="T1">Monitor your network</text:span>. If you do block ICMP, be aware that you might lose some basic network diagnostic capabilities.</text:p>
        </text:list-item>
      </text:list>
      <text:p text:style-name="First_20_paragraph">This is just a brief introduction to the concept of ICMP blocking. It's a more advanced topic, and whether or not you choose to implement it depends on your specific security requirements and network environ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26:14Z</meta:creation-date>
    <dc:date>2025-06-10T12:05:55.716763169</dc:date>
    <meta:editing-duration>PT25S</meta:editing-duration>
    <meta:editing-cycles>1</meta:editing-cycles>
    <meta:document-statistic meta:table-count="0" meta:image-count="0" meta:object-count="0" meta:page-count="9" meta:paragraph-count="156" meta:word-count="3464" meta:character-count="21876" meta:non-whitespace-character-count="18655"/>
  </office:meta>
</office:document-meta>
</file>